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D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71">
            <text:p>1,7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91">
            <text:p>1,9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97">
            <text:p>1,9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33">
            <text:p>2,3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71">
            <text:p>2,7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8">
            <text:p>2,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76">
            <text:p>2,7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.68">
            <text:p>2,6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.57">
            <text:p>2,5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45">
            <text:p>2,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31">
            <text:p>2,3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.18">
            <text:p>2,1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.04">
            <text:p>2,0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.92">
            <text:p>1,9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.79">
            <text:p>1,79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.68">
            <text:p>1,6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.58">
            <text:p>1,5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.49">
            <text:p>1,4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.42">
            <text:p>1,4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.34">
            <text:p>1,3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.28">
            <text:p>1,2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.22">
            <text:p>1,2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17">
            <text:p>1,1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.11">
            <text:p>1,1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.06">
            <text:p>1,0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.02">
            <text:p>1,0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99">
            <text:p>0,9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95">
            <text:p>0,95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91">
            <text:p>0,9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88">
            <text:p>0,88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84">
            <text:p>0,8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82">
            <text:p>0,8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78">
            <text:p>0,78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76">
            <text:p>0,76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72">
            <text:p>0,72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7">
            <text:p>0,7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68">
            <text:p>0,68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65">
            <text:p>0,65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62">
            <text:p>0,62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6">
            <text:p>0,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58">
            <text:p>0,5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57">
            <text:p>0,57</text:p>
          </table:table-cell>
          <table:table-cell>
            <draw:frame table:end-cell-address="Feuille1.K62" table:end-x="1.59cm" table:end-y="0.187cm" draw:z-index="0" draw:style-name="gr1" svg:width="17.591cm" svg:height="8.995cm" svg:x="2.064cm" svg:y="0.24cm">
              <draw:object draw:notify-on-update-of-ranges="Feuille1.A1:Feuille1.A1 Feuille1.A2:Feuille1.A70 Feuille1.B1:Feuille1.B1 Feuille1.B2:Feuille1.B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55">
            <text:p>0,5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53">
            <text:p>0,53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48">
            <text:p>0,4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47">
            <text:p>0,47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45">
            <text:p>0,45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43">
            <text:p>0,43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41">
            <text:p>0,41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39">
            <text:p>0,39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37">
            <text:p>0,37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36">
            <text:p>0,36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33">
            <text:p>0,33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32">
            <text:p>0,32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3">
            <text:p>0,3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28">
            <text:p>0,28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24">
            <text:p>0,24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21">
            <text:p>0,21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9">
            <text:p>0,19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7">
            <text:p>0,17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5">
            <text:p>0,15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3">
            <text:p>0,13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">
            <text:p>0,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08">
            <text:p>0,08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06">
            <text:p>0,06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05">
            <text:p>0,05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04">
            <text:p>0,04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7">27/09/2012</text:date>, <text:time>16:5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27T16:44:59.06</meta:creation-date>
    <dc:date>2012-09-27T16:50:33.82</dc:date>
    <meta:editing-duration>PT5M32S</meta:editing-duration>
    <meta:editing-cycles>5</meta:editing-cycles>
    <meta:generator>LibreOffice/3.3$Win32 LibreOffice_project/330m19$Build-301</meta:generator>
    <meta:document-statistic meta:table-count="3" meta:cell-count="1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592cm" svg:height="8.996cm" xlink:href=".." xlink:type="simple" chart:class="chart:scatter" chart:style-name="ch1">
        <chart:legend chart:legend-position="end" svg:x="16.545cm" svg:y="4.19cm" chart:style-name="ch2"/>
        <chart:plot-area chart:style-name="ch3" table:cell-range-address="Feuille1.A1:Feuille1.B70" chart:data-source-has-labels="row" svg:x="3.079cm" svg:y="1.383cm" svg:width="14.79cm" svg:height="7.54cm">
          <chartooo:coordinate-region svg:x="3.806cm" svg:y="1.595cm" svg:width="13.783cm" svg:height="6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70" chart:label-cell-address="Feuille1.B1:Feuille1.B1" chart:class="chart:scatter">
            <chart:domain table:cell-range-address="Feuille1.A2:Feuille1.A70"/>
            <chart:data-point chart:repeated="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V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Feuille1.A2:Feuille1.A70</svg:desc>
                </draw:g>
              </table:table-cell>
              <table:table-cell office:value-type="float" office:value="1.71">
                <text:p>1.71</text:p>
                <draw:g>
                  <svg:desc>Feuille1.B2:Feuille1.B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">
                <text:p>5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">
                <text:p>5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">
                <text:p>5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">
                <text:p>6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">
                <text:p>6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">
                <text:p>6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">
                <text:p>6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">
                <text:p>7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">
                <text:p>7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">
                <text:p>7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">
                <text:p>7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">
                <text:p>8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3">
                <text:p>8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">
                <text:p>8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">
                <text:p>8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">
                <text:p>8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">
                <text:p>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">
                <text:p>9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">
                <text:p>9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">
                <text:p>9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">
                <text:p>9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">
                <text:p>10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">
                <text:p>10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">
                <text:p>10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">
                <text:p>10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9">
                <text:p>10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">
                <text:p>11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3">
                <text:p>11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5">
                <text:p>11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7">
                <text:p>11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9">
                <text:p>11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1">
                <text:p>12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3">
                <text:p>1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">
                <text:p>12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7">
                <text:p>1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9">
                <text:p>12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1">
                <text:p>1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3">
                <text:p>1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5">
                <text:p>13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7">
                <text:p>13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9">
                <text:p>139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